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236bd" officeooo:paragraph-rsid="00123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E WOO J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9:15:34.900476946</meta:creation-date>
    <dc:date>2018-05-29T19:15:53.444981157</dc:date>
    <meta:editing-duration>PT20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6.0.3.2$Linux_X86_64 LibreOffice_project/00m0$Build-2</meta:generator>
  </office:meta>
</office:document-meta>
</file>